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margin-top="0.1665in" fo:margin-bottom="0.0835in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Fiber多条件唤醒的问题和解决方案</text:h>
      <text:p text:style-name="First_20_line_20_indent">在使用timed_yield()时，response如期返回，receive fiber会向完成队列投递一个wakeup消息。但如果在fiber被唤醒前，正好timeout，timer也向完成队列投递了一个wakeup消息。于是，完成队列中存在两个wakeup消息，指向同一个fiber。第一个wakeup消息会得到正确的处理，唤醒fiber。但第二个wakeup消息所对应的唤醒点已经不存在，结果就会唤醒这个fiber后续的yield()，造成整个执行序列的混乱。</text:p>
      <text:p text:style-name="First_20_line_20_indent">同样的问题也会发生在timeout触发，但response在fiber被唤醒前返回的情况下。</text:p>
      <text:p text:style-name="First_20_line_20_indent">这个问题本质上是：在一个yield()点上，对应着多个唤醒条件。这些唤醒条件中只需一个条件得到满足，便可以唤醒fiber，而其他条件都将失效。</text:p>
      <text:p text:style-name="First_20_line_20_indent">目前，有两种方案可以解决这个问题。</text:p>
      <text:h text:style-name="Heading_20_3" text:outline-level="3">方案一：完成队列中一个fiber最多只能有一个wakeup消息</text:h>
      <text:p text:style-name="First_20_line_20_indent">只要保证任何时候，完成队列中最多只有一个wakeup消息用于唤醒fiber，便可以解决问题。</text:p>
      <text:p text:style-name="First_20_line_20_indent">最简单的办法就是在处理一个wakeup消息之前，在完成队列中遍历，并删除其他唤醒同一个fiber的消息。但这种方法会导致性能严重下降，是不可接受的。</text:p>
      <text:p text:style-name="First_20_line_20_indent">一种改进的方法，就是当timeout发生的时候，设置一个标志。在处理response触发的wakeup消息时，检测这个标志。如果标志被设置，再扫描完成队列，剔除timeout的wakeup消息。如果timeout先到，则反过来。</text:p>
      <text:p text:style-name="First_20_line_20_indent">这种情况发生的几率较小，因而后一种方案对性能的影响有限。</text:p>
      <text:h text:style-name="P2" text:outline-level="3">方案二：采用FiberSerialNo匹配wakeup消息和yield()</text:h>
      <text:p text:style-name="First_20_line_20_indent">从另一个角度出发，可以提供一个更加完善的方案。multi-wakeup实际上是多个唤醒条件对应一个唤醒点。如果wakeup消息可以检测出fiber是否还停留在对应的唤醒点，那么便可以将其唤醒。否则，说明fiber已经被唤醒，wakeup消息可以被忽略。</text:p>
      <text:p text:style-name="First_20_line_20_indent">最简单的实现，就是在fiber数据结构上增加一个serial no.。fiber每唤醒一次，就给这个serial no加一。这样，一个fiber上的每个唤醒点，都有各自的代码。在构造wakeup消息时，从fiber中取得这个参数，写入消息。表明这个wakeup消息所对应的唤醒点。</text:p>
      <text:p text:style-name="First_20_line_20_indent">scheduler在处理wakeup消息时，对比消息的serial no和fiber的serial no。如果一致，便唤醒fiber；否则，就抛弃消息。</text:p>
      <text:p text:style-name="First_20_line_20_indent">此外，也可以在post wakeup消息时检测serial no。如果不同，就不post。但这种方案存在两个问题。首先，如果消息不post，那么必须立刻回收它的内存。这样的话，造成跨线程的内存释放。其次，如果调用点的另一个wakeup消息已经在完成队列中等待执行。此时fiber.serialno的值同wakeup.serialno的相同，可以post。于是，完成队列中依然出现了两个wakeup消息。只有将fiber.serialno锁住，才可能确保完成队列中只有一个wakeup消息。这不仅增加了复杂性，也对性能产生较大影响。</text:p>
      <text:p text:style-name="First_20_line_20_indent">而且，在完成队列中同时出现一个fiber的多个wakeup消息的情况基本上是小概率事件，不会对系统性能产生很大影响。</text:p>
      <text:p text:style-name="First_20_line_20_indent">此外，serial no方案同时也解决了yield()/wakeup匹配的问题，消除了wakeup错乱的潜在问题。</text:p>
      <text:p text:style-name="First_20_line_20_indent">综合起来，选择serial no方案，用scheduler检测yield()/wakeup匹配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ongshanks </meta:initial-creator>
    <meta:creation-date>2009-12-10T18:17:57</meta:creation-date>
    <dc:date>2009-12-11T10:22:27</dc:date>
    <dc:creator>longshanks </dc:creator>
    <meta:editing-duration>PT01H05M41S</meta:editing-duration>
    <meta:editing-cycles>9</meta:editing-cycles>
    <meta:generator>OpenOffice.org/3.1$Linux OpenOffice.org_project/310m19$Build-9420</meta:generator>
    <meta:document-statistic meta:table-count="0" meta:image-count="0" meta:object-count="0" meta:page-count="1" meta:paragraph-count="18" meta:word-count="172" meta:character-count="1485"/>
  </office:meta>
</office:document-meta>
</file>